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Workflow 1: Chemical Informatics Workflow Using HDF5, RDKit, and DeepChem</text:h>
      <text:p text:style-name="Text_20_body">This workflow leverages HDF5 for data storage, RDKit for cheminformatics operations, and DeepChem for predictive modeling in drug discovery research.</text:p>
      <text:h text:style-name="Heading_20_3" text:outline-level="3">1. Setup and Environment Preparation</text:h>
      <text:p text:style-name="Text_20_body">Install the required libraries for chemical informatics and machine learning.</text:p>
      <text:p text:style-name="P1">bash</text:p>
      <text:p text:style-name="Standard">conda create -n chem_informatics python=3.8</text:p>
      <text:p text:style-name="Standard">conda activate chem_informatics</text:p>
      <text:p text:style-name="Standard">conda install -c conda-forge h5py rdkit openbabel</text:p>
      <text:p text:style-name="Standard">pip install deepchem chembl-webresource-client</text:p>
      <text:p text:style-name="Standard"/>
      <text:p text:style-name="Standard">2. Data Storage with HDF5</text:p>
      <text:p text:style-name="Standard"/>
      <text:p text:style-name="Standard">Use HDF5 to store chemical structures and molecular descriptors, making data retrieval efficient for analysis.</text:p>
      <text:p text:style-name="Standard"/>
      <text:p text:style-name="Standard">python</text:p>
      <text:p text:style-name="Standard"/>
      <text:p text:style-name="Standard">import h5py</text:p>
      <text:p text:style-name="Standard">import numpy as np</text:p>
      <text:p text:style-name="Standard">from rdkit import Chem</text:p>
      <text:p text:style-name="Standard">from rdkit.Chem import Descriptors</text:p>
      <text:p text:style-name="Standard"/>
      <text:p text:style-name="Standard"># Create an HDF5 file</text:p>
      <text:p text:style-name="Standard">with h5py.File('chemical_data.h5', 'w') as f:</text:p>
      <text:p text:style-name="Standard"><text:s text:c="4"/># Store molecular weights of sample SMILES strings</text:p>
      <text:p text:style-name="Standard"><text:s text:c="4"/>smiles = ["CCO", "CCN", "CCC"]</text:p>
      <text:p text:style-name="Standard"><text:s text:c="4"/>weights = [Descriptors.MolWt(Chem.MolFromSmiles(s)) for s in smiles]</text:p>
      <text:p text:style-name="Standard"><text:s text:c="4"/>f.create_dataset('mol_weights', data=weights)</text:p>
      <text:p text:style-name="Standard"/>
      <text:p text:style-name="Standard">3. Chemical Structure Processing with RDKit and ChEMBL</text:p>
      <text:p text:style-name="Standard"/>
      <text:p text:style-name="Standard">Query ChEMBL for bioactive compounds targeting specific cancer proteins, then process them with RDKit.</text:p>
      <text:p text:style-name="Standard"/>
      <text:p text:style-name="Standard">python</text:p>
      <text:p text:style-name="Standard"/>
      <text:p text:style-name="Standard">from chembl_webresource_client.new_client import new_client</text:p>
      <text:p text:style-name="Standard"/>
      <text:p text:style-name="Standard">target = new_client.target</text:p>
      <text:p text:style-name="Standard">bioactivity = new_client.activity</text:p>
      <text:p text:style-name="Standard">target_query = target.search('BRAF') <text:s/># Target example for cancer research</text:p>
      <text:p text:style-name="Standard"><text:soft-page-break/>target_id = target_query[0]['target_chembl_id']</text:p>
      <text:p text:style-name="Standard">bioactivities = bioactivity.filter(target_chembl_id=target_id, standard_type="IC50")</text:p>
      <text:p text:style-name="Standard"/>
      <text:p text:style-name="Standard">smiles_list = [entry['canonical_smiles'] for entry in bioactivities if entry['canonical_smiles']]</text:p>
      <text:p text:style-name="Standard">mols = [Chem.MolFromSmiles(smile) for smile in smiles_list if smile]</text:p>
      <text:p text:style-name="Standard"/>
      <text:p text:style-name="Standard">4. Descriptor Calculation Using RDKit</text:p>
      <text:p text:style-name="Standard"/>
      <text:p text:style-name="Standard">Calculate molecular descriptors to serve as features for machine learning models.</text:p>
      <text:p text:style-name="Standard"/>
      <text:p text:style-name="Standard">python</text:p>
      <text:p text:style-name="Standard"/>
      <text:p text:style-name="Standard">from rdkit.Chem import rdMolDescriptors</text:p>
      <text:p text:style-name="Standard"/>
      <text:p text:style-name="Standard">descriptors = [rdMolDescriptors.CalcExactMolWt(Chem.MolFromSmiles(s)) for s in smiles]</text:p>
      <text:p text:style-name="Standard">print("Descriptors:", descriptors)</text:p>
      <text:p text:style-name="Standard"/>
      <text:p text:style-name="Standard">5. Predictive Modeling with DeepChem</text:p>
      <text:p text:style-name="Standard"/>
      <text:p text:style-name="Standard">Load molecular data from HDF5, then use DeepChem to build a predictive model for drug activity.</text:p>
      <text:p text:style-name="Standard"/>
      <text:p text:style-name="Standard">python</text:p>
      <text:p text:style-name="Standard"/>
      <text:p text:style-name="Standard">import deepchem as dc</text:p>
      <text:p text:style-name="Standard"/>
      <text:p text:style-name="Standard">dataset = dc.data.NumpyDataset(X=np.array(descriptors).reshape(-1, 1))</text:p>
      <text:p text:style-name="Standard">model = dc.models.GraphConvModel(n_tasks=1, mode='regression')</text:p>
      <text:p text:style-name="Standard">model.fit(dataset)</text:p>
      <text:p text:style-name="Standard">predictions = model.predict(dataset)</text:p>
      <text:p text:style-name="Standard">print("Predictions:", predictions)</text:p>
      <text:p text:style-name="Standard"/>
      <text:p text:style-name="Standard">Workflow 2: Genomic Informatics Workflow Using Zarr, Biopython, and scikit-allel</text:p>
      <text:p text:style-name="Standard"/>
      <text:p text:style-name="Standard">This workflow uses Zarr for scalable data storage, Biopython for sequence handling, and scikit-allel for variant analysis in genomic research.</text:p>
      <text:p text:style-name="Standard">1. Setup and Environment Preparation</text:p>
      <text:p text:style-name="Standard"/>
      <text:p text:style-name="Standard">Install the necessary libraries for genomic data handling.</text:p>
      <text:p text:style-name="Standard"/>
      <text:p text:style-name="Standard">bash</text:p>
      <text:p text:style-name="Standard"/>
      <text:p text:style-name="Standard">conda create -n genomics_informatics python=3.8</text:p>
      <text:p text:style-name="Standard">conda activate genomics_informatics</text:p>
      <text:p text:style-name="Standard">conda install -c conda-forge zarr biopython scikit-allel</text:p>
      <text:p text:style-name="Standard">git clone https://github.com/compgenomics/TCGA-Assembler-2.git</text:p>
      <text:p text:style-name="Standard"/>
      <text:p text:style-name="Standard">2. Data Storage with Zarr</text:p>
      <text:p text:style-name="Standard"/>
      <text:p text:style-name="Standard"><text:soft-page-break/>Use Zarr for efficient storage of large-scale genomic data, which is compatible with cloud-based systems.</text:p>
      <text:p text:style-name="Standard"/>
      <text:p text:style-name="Standard">python</text:p>
      <text:p text:style-name="Standard"/>
      <text:p text:style-name="Standard">import zarr</text:p>
      <text:p text:style-name="Standard">import numpy as np</text:p>
      <text:p text:style-name="Standard"/>
      <text:p text:style-name="Standard">z = zarr.open('genomic_data.zarr', mode='w', shape=(1000, 1000), chunks=(100, 100))</text:p>
      <text:p text:style-name="Standard">z[:] = np.random.rand(1000, 1000)</text:p>
      <text:p text:style-name="Standard"/>
      <text:p text:style-name="Standard">3. Retrieve Cancer Genomic Data Using TCGA-Assembler 2</text:p>
      <text:p text:style-name="Standard"/>
      <text:p text:style-name="Standard">Use TCGA-Assembler 2 to download and preprocess data from The Cancer Genome Atlas (TCGA) for cancer-specific analysis.</text:p>
      <text:p text:style-name="Standard"/>
      <text:p text:style-name="Standard">bash</text:p>
      <text:p text:style-name="Standard"/>
      <text:p text:style-name="Standard"># Example for lung adenocarcinoma (LUAD)</text:p>
      <text:p text:style-name="Standard">python TCGA-Assembler-2/Module1_DownloadData.py "LUAD"</text:p>
      <text:p text:style-name="Standard"/>
      <text:p text:style-name="Standard">4. Sequence Analysis with Biopython</text:p>
      <text:p text:style-name="Standard"/>
      <text:p text:style-name="Standard">Process and analyze DNA or RNA sequences related to cancer using Biopython.</text:p>
      <text:p text:style-name="Standard"/>
      <text:p text:style-name="Standard">python</text:p>
      <text:p text:style-name="Standard"/>
      <text:p text:style-name="Standard">from Bio import SeqIO</text:p>
      <text:p text:style-name="Standard"/>
      <text:p text:style-name="Standard">for record in SeqIO.parse("cancer_sequences.fasta", "fasta"):</text:p>
      <text:p text:style-name="Standard"><text:s text:c="4"/>print(f"ID: {record.id}")</text:p>
      <text:p text:style-name="Standard"><text:s text:c="4"/>print(f"Sequence: {record.seq}")</text:p>
      <text:p text:style-name="Standard"/>
      <text:p text:style-name="Standard">5. Variant Analysis Using scikit-allel</text:p>
      <text:p text:style-name="Standard"/>
      <text:p text:style-name="Standard">Use scikit-allel to identify and analyze somatic mutations and genetic variations.</text:p>
      <text:p text:style-name="Standard"/>
      <text:p text:style-name="Standard">python</text:p>
      <text:p text:style-name="Standard"/>
      <text:p text:style-name="Standard">import allel</text:p>
      <text:p text:style-name="Standard"/>
      <text:p text:style-name="Standard">callset = allel.read_vcf("cancer_variants.vcf")</text:p>
      <text:p text:style-name="Standard">allele_counts = callset['calldata/GT']</text:p>
      <text:p text:style-name="Standard">freqs = allel.GenotypeArray(allele_counts).to_allele_counts().to_frequencies()</text:p>
      <text:p text:style-name="Standard">print("Allele Frequencies:", freqs)</text:p>
      <text:p text:style-name="Standard"/>
      <text:p text:style-name="Standard"># Filter mutations with high variant frequency</text:p>
      <text:p text:style-name="Standard">high_freq_variants = [variant for variant, freq in zip(callset['variants/ID'], freqs) if freq[1] &gt; 0.5]</text:p>
      <text:p text:style-name="Standard">print("High-frequency variants:", high_freq_variants)</text:p>
      <text:p text:style-name="Standard"><text:soft-page-break/>project_root/<text:line-break/>│<text:line-break/>├── cbio_ml_pl/ <text:s text:c="26"/># Core cbio_ml_pl repository<text:line-break/>│ <text:s text:c="2"/>├── cbioportal_interface/ <text:s text:c="13"/># cBioPortal data retrieval and interface classes<text:line-break/>│ <text:s text:c="2"/>├── ml_preprocessing/ <text:s text:c="17"/># Data preprocessing for ML compatibility<text:line-break/>│ <text:s text:c="2"/>├── tests/ <text:s text:c="28"/># Unit tests for cbio_ml_pl components<text:line-break/>│ <text:s text:c="2"/>├── examples/ <text:s text:c="25"/># Example usage scripts<text:line-break/>│ <text:s text:c="2"/>└── README.md <text:s text:c="25"/># cbio_ml_pl documentation<text:line-break/>│<text:line-break/>├── chemical_informatics/ <text:s text:c="17"/># Chemical informatics workflow<text:line-break/>│ <text:s text:c="2"/>├── data/ <text:s text:c="29"/># Raw and processed chemical data<text:line-break/>│ <text:s text:c="2"/>│ <text:s text:c="2"/>├── chemical_data.h5 <text:s text:c="14"/># HDF5 file storing chemical descriptors<text:line-break/>│ <text:s text:c="2"/>│ <text:s text:c="2"/>└── chembl_data.csv <text:s text:c="15"/># Queried data from ChEMBL<text:line-break/>│ <text:s text:c="2"/>├── notebooks/ <text:s text:c="24"/># Jupyter notebooks for chemical data analysis<text:line-break/>│ <text:s text:c="2"/>│ <text:s text:c="2"/>└── chemical_analysis.ipynb <text:s text:c="7"/># Notebook for cheminformatics workflow<text:line-break/>│ <text:s text:c="2"/>├── scripts/ <text:s text:c="26"/># Scripts for chemical informatics tasks<text:line-break/>│ <text:s text:c="2"/>│ <text:s text:c="2"/>├── fetch_chembl_data.py <text:s text:c="10"/># Script for fetching data from ChEMBL<text:line-break/>│ <text:s text:c="2"/>│ <text:s text:c="2"/>├── rdkit_analysis.py <text:s text:c="13"/># RDKit analysis and descriptor calculations<text:line-break/>│ <text:s text:c="2"/>│ <text:s text:c="2"/>└── deepchem_prediction.py <text:s text:c="8"/># DeepChem model training and prediction<text:line-break/>│ <text:s text:c="2"/>└── README.md <text:s text:c="25"/># Documentation for chemical informatics workflow<text:line-break/>│<text:line-break/>├── genomic_informatics/ <text:s text:c="18"/># Genomic informatics workflow<text:line-break/>│ <text:s text:c="2"/>├── data/ <text:s text:c="29"/># Raw and processed genomic data<text:line-break/>│ <text:s text:c="2"/>│ <text:s text:c="2"/>├── genomic_data.zarr <text:s text:c="13"/># Zarr file storing large genomic data<text:line-break/>│ <text:s text:c="2"/>│ <text:s text:c="2"/>├── cancer_sequences.fasta <text:s text:c="8"/># Cancer-related sequences in FASTA format<text:line-break/>│ <text:s text:c="2"/>│ <text:s text:c="2"/>└── cancer_variants.vcf <text:s text:c="11"/># VCF file for variant data<text:line-break/>│ <text:s text:c="2"/>├── notebooks/ <text:s text:c="24"/># Jupyter notebooks for genomic data analysis<text:line-break/>│ <text:s text:c="2"/>│ <text:s text:c="2"/>└── genomic_analysis.ipynb <text:s text:c="8"/># Notebook for genomic informatics workflow<text:line-break/>│ <text:s text:c="2"/>├── scripts/ <text:s text:c="26"/># Scripts for genomic informatics tasks<text:line-break/>│ <text:s text:c="2"/>│ <text:s text:c="2"/>├── tcga_assembler_integration.py <text:s/># Script for downloading TCGA data<text:line-break/>│ <text:s text:c="2"/>│ <text:s text:c="2"/>├── biopython_sequence_analysis.py # Biopython sequence analysis<text:line-break/>│ <text:s text:c="2"/>│ <text:s text:c="2"/>└── scikit_allel_variant_analysis.py # Variant analysis using scikit-allel<text:line-break/>│ <text:s text:c="2"/>└── README.md <text:s text:c="25"/># Documentation for genomic informatics workflow<text:line-break/>│<text:line-break/>├── config/ <text:s text:c="31"/># Configuration files<text:line-break/>│ <text:s text:c="2"/>├── environment.yml <text:s text:c="19"/># Conda environment file with dependencies<text:line-break/>│ <text:s text:c="2"/>└── settings.yaml <text:s text:c="21"/># Project settings, e.g., API endpoints, directories<text:line-break/>│<text:line-break/>├── results/ <text:s text:c="30"/># Output results from data processing and ML<text:line-break/>│ <text:s text:c="2"/>├── chemical_predictions.csv <text:s text:c="10"/># Predicted bioactivity from DeepChem<text:line-break/>│ <text:s text:c="2"/>└── variant_frequencies.csv <text:s text:c="11"/># High-frequency variants from scikit-allel analysis<text:line-break/>│<text:line-break/>├── logs/ <text:s text:c="33"/># Log files<text:line-break/>│ <text:s text:c="2"/>├── chemical_informatics.log <text:s text:c="10"/># Log for chemical workflow<text:line-break/>│ <text:s text:c="2"/>└── genomic_informatics.log <text:s text:c="11"/># Log for genomic workflow<text:line-break/>│<text:line-break/>├── docs/ <text:s text:c="33"/># Documentation for the overall project<text:line-break/>│ <text:s text:c="2"/>└── project_overview.md <text:s text:c="15"/># High-level project overview and instructions<text:line-break/>│<text:line-break/><text:soft-page-break/>└── README.md <text:s text:c="29"/># Main README with general project overview<text:line-break/></text:p>
      <text:h text:style-name="Heading_20_3" text:outline-level="3">Explanation of Structure:</text:h>
      <text:list text:style-name="L1">
        <text:list-item>
          <text:p text:style-name="P2"><text:span text:style-name="Strong_20_Emphasis"><text:span text:style-name="Source_20_Text">cbio_ml_pl/</text:span></text:span> - Contains the entire <text:span text:style-name="Strong_20_Emphasis">cbio_ml_pl</text:span> repository with its core modules, tests, and documentation.</text:p>
        </text:list-item>
        <text:list-item>
          <text:p text:style-name="P2"><text:span text:style-name="Strong_20_Emphasis"><text:span text:style-name="Source_20_Text">chemical_informatics/</text:span></text:span> and <text:span text:style-name="Strong_20_Emphasis"><text:span text:style-name="Source_20_Text">genomic_informatics/</text:span></text:span> - Each workflow has a dedicated folder with:</text:p>
          <text:list>
            <text:list-item>
              <text:p text:style-name="P3"><text:span text:style-name="Strong_20_Emphasis"><text:span text:style-name="Source_20_Text">data/</text:span></text:span> - For raw and processed datasets, ensuring all data sources are easily accessible.</text:p>
            </text:list-item>
            <text:list-item>
              <text:p text:style-name="P3"><text:span text:style-name="Strong_20_Emphasis"><text:span text:style-name="Source_20_Text">notebooks/</text:span></text:span> - Contains analysis notebooks for detailed documentation and exploration.</text:p>
            </text:list-item>
            <text:list-item>
              <text:p text:style-name="P3"><text:span text:style-name="Strong_20_Emphasis"><text:span text:style-name="Source_20_Text">scripts/</text:span></text:span> - Modular scripts for various steps in the workflow, promoting reusability.</text:p>
            </text:list-item>
          </text:list>
        </text:list-item>
        <text:list-item>
          <text:p text:style-name="P2"><text:span text:style-name="Strong_20_Emphasis"><text:span text:style-name="Source_20_Text">config/</text:span></text:span> - Holds configuration files such as <text:span text:style-name="Source_20_Text">environment.yml</text:span> for dependencies and <text:span text:style-name="Source_20_Text">settings.yaml</text:span> for customizable project settings.</text:p>
        </text:list-item>
        <text:list-item>
          <text:p text:style-name="P2"><text:span text:style-name="Strong_20_Emphasis"><text:span text:style-name="Source_20_Text">results/</text:span></text:span> - Stores the final processed results from each workflow, enabling easy access for reports or further analysis.</text:p>
        </text:list-item>
        <text:list-item>
          <text:p text:style-name="P2"><text:span text:style-name="Strong_20_Emphasis"><text:span text:style-name="Source_20_Text">logs/</text:span></text:span> - Log files to monitor data processing and model performance, aiding in debugging and transparency.</text:p>
        </text:list-item>
        <text:list-item>
          <text:p text:style-name="P2"><text:span text:style-name="Strong_20_Emphasis"><text:span text:style-name="Source_20_Text">docs/</text:span></text:span> - High-level documentation explaining each component’s purpose and instructions for new collaborators or future referenc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03:11:57.466000000</meta:creation-date>
    <dc:date>2024-10-28T03:16:52.455000000</dc:date>
    <meta:editing-duration>PT4M54S</meta:editing-duration>
    <meta:editing-cycles>3</meta:editing-cycles>
    <meta:generator>LibreOffice/24.2.3.2$Windows_X86_64 LibreOffice_project/433d9c2ded56988e8a90e6b2e771ee4e6a5ab2ba</meta:generator>
    <meta:document-statistic meta:table-count="0" meta:image-count="0" meta:object-count="0" meta:page-count="5" meta:paragraph-count="98" meta:word-count="996" meta:character-count="8514" meta:non-whitespace-character-count="6769"/>
  </office:meta>
</office:document-meta>
</file>